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817cm" fo:min-width="3.83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817cm" fo:min-width="3.83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816cm" fo:min-width="3.83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816cm" fo:min-width="3.834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445cm" fo:min-width="0.185cm"/>
    </style:style>
    <style:style style:name="gr6" style:family="graphic" style:parent-style-name="standard">
      <style:graphic-properties svg:stroke-color="#ffffff" draw:fill-color="#000000" draw:textarea-horizontal-align="justify" draw:textarea-vertical-align="middle" draw:auto-grow-height="false" fo:min-height="0.557cm" fo:min-width="0.337cm"/>
    </style:style>
    <style:style style:name="gr7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0.1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0.7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0.3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0.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style:paragraph-properties fo:text-align="center"/>
      <style:text-properties fo:color="#ff0000"/>
    </style:style>
    <style:style style:name="P7" style:family="paragraph">
      <loext:graphic-properties draw:fill-color="#ffffff"/>
      <style:paragraph-properties fo:text-align="center"/>
      <style:text-properties fo:color="#ff0000"/>
    </style:style>
    <style:style style:name="P8" style:family="paragraph">
      <loext:graphic-properties draw:fill-color="#ffffff"/>
    </style:style>
    <style:style style:name="P9" style:family="paragraph">
      <style:paragraph-properties fo:text-align="end"/>
      <style:text-properties fo:color="#ff0000"/>
    </style:style>
    <style:style style:name="P10" style:family="paragraph">
      <loext:graphic-properties draw:fill-color="#ffffff"/>
      <style:paragraph-properties fo:text-align="end"/>
      <style:text-properties fo:color="#ff0000"/>
    </style:style>
    <style:style style:name="P11" style:family="paragraph">
      <style:paragraph-properties fo:text-align="start"/>
      <style:text-properties fo:color="#ff0000"/>
    </style:style>
    <style:style style:name="P12" style:family="paragraph">
      <loext:graphic-properties draw:fill-color="#ffffff"/>
      <style:paragraph-properties fo:text-align="start"/>
      <style:text-properties fo:color="#ff0000"/>
    </style:style>
    <style:style style:name="T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4.333cm" svg:height="4.067cm" svg:x="0.4cm" svg:y="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334cm" svg:height="4.067cm" svg:x="4.733cm" svg:y="0.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333cm" svg:height="4.067cm" svg:x="9.067cm" svg:y="0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333cm" svg:height="4.066cm" svg:x="0.4cm" svg:y="4.4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333cm" svg:height="4.067cm" svg:x="0.4cm" svg:y="8.5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334cm" svg:height="4.066cm" svg:x="4.733cm" svg:y="4.46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334cm" svg:height="4.067cm" svg:x="4.733cm" svg:y="8.5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333cm" svg:height="4.066cm" svg:x="9.067cm" svg:y="4.4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333cm" svg:height="4.067cm" svg:x="9.067cm" svg:y="8.5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967cm" svg:height="0.981cm" svg:x="12.2cm" svg:y="0.633cm">
            <text:p text:style-name="P2"><text:span text:style-name="T1">$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183cm" svg:height="1.141cm" svg:x="0.617cm" svg:y="11.333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7" draw:text-style-name="P5" draw:layer="layout" svg:x1="5.8cm" svg:y1="4.833cm" svg:x2="5.8cm" svg:y2="3.833cm">
            <text:p/>
          </draw:line>
          <draw:line draw:style-name="gr7" draw:text-style-name="P5" draw:layer="layout" svg:x1="5.8cm" svg:y1="8.833cm" svg:x2="5.8cm" svg:y2="7.933cm">
            <text:p/>
          </draw:line>
          <draw:line draw:style-name="gr7" draw:text-style-name="P5" draw:layer="layout" svg:x1="10.1cm" svg:y1="4.834cm" svg:x2="10.1cm" svg:y2="3.833cm">
            <text:p/>
          </draw:line>
          <draw:line draw:style-name="gr7" draw:text-style-name="P5" draw:layer="layout" svg:x1="10.2cm" svg:y1="8.833cm" svg:x2="10.2cm" svg:y2="7.933cm">
            <text:p/>
          </draw:line>
          <draw:line draw:style-name="gr7" draw:text-style-name="P5" draw:layer="layout" svg:x1="1.5cm" svg:y1="8.933cm" svg:x2="1.5cm" svg:y2="7.933cm">
            <text:p/>
          </draw:line>
          <draw:line draw:style-name="gr7" draw:text-style-name="P5" draw:layer="layout" svg:x1="1.5cm" svg:y1="4.834cm" svg:x2="1.5cm" svg:y2="3.833cm">
            <text:p/>
          </draw:line>
          <draw:line draw:style-name="gr7" draw:text-style-name="P5" draw:layer="layout" svg:x1="12.4cm" svg:y1="8.134cm" svg:x2="12.4cm" svg:y2="9.133cm">
            <text:p/>
          </draw:line>
          <draw:line draw:style-name="gr7" draw:text-style-name="P5" draw:layer="layout" svg:x1="8cm" svg:y1="8.134cm" svg:x2="8cm" svg:y2="9.133cm">
            <text:p/>
          </draw:line>
          <draw:line draw:style-name="gr7" draw:text-style-name="P5" draw:layer="layout" svg:x1="3.7cm" svg:y1="8.134cm" svg:x2="3.7cm" svg:y2="9.133cm">
            <text:p/>
          </draw:line>
          <draw:line draw:style-name="gr7" draw:text-style-name="P5" draw:layer="layout" svg:x1="3.7cm" svg:y1="4.134cm" svg:x2="3.7cm" svg:y2="5.133cm">
            <text:p/>
          </draw:line>
          <draw:line draw:style-name="gr7" draw:text-style-name="P5" draw:layer="layout" svg:x1="4.3cm" svg:y1="5.931cm" svg:x2="5.3cm" svg:y2="5.931cm">
            <text:p/>
          </draw:line>
          <draw:line draw:style-name="gr7" draw:text-style-name="P5" draw:layer="layout" svg:x1="5.2cm" svg:y1="7.033cm" svg:x2="4.2cm" svg:y2="7.031cm">
            <text:p/>
          </draw:line>
          <draw:line draw:style-name="gr7" draw:text-style-name="P5" draw:layer="layout" svg:x1="8cm" svg:y1="4.134cm" svg:x2="8cm" svg:y2="5.133cm">
            <text:p/>
          </draw:line>
          <draw:line draw:style-name="gr7" draw:text-style-name="P5" draw:layer="layout" svg:x1="4.3cm" svg:y1="1.731cm" svg:x2="5.3cm" svg:y2="1.731cm">
            <text:p/>
          </draw:line>
          <draw:line draw:style-name="gr7" draw:text-style-name="P5" draw:layer="layout" svg:x1="5.2cm" svg:y1="2.833cm" svg:x2="4.2cm" svg:y2="2.831cm">
            <text:p/>
          </draw:line>
          <draw:line draw:style-name="gr7" draw:text-style-name="P5" draw:layer="layout" svg:x1="4.3cm" svg:y1="10.131cm" svg:x2="5.3cm" svg:y2="10.131cm">
            <text:p/>
          </draw:line>
          <draw:line draw:style-name="gr7" draw:text-style-name="P5" draw:layer="layout" svg:x1="5.2cm" svg:y1="11.233cm" svg:x2="4.2cm" svg:y2="11.231cm">
            <text:p/>
          </draw:line>
          <draw:line draw:style-name="gr7" draw:text-style-name="P5" draw:layer="layout" svg:x1="8.6cm" svg:y1="10.131cm" svg:x2="9.6cm" svg:y2="10.131cm">
            <text:p/>
          </draw:line>
          <draw:line draw:style-name="gr7" draw:text-style-name="P5" draw:layer="layout" svg:x1="9.5cm" svg:y1="11.233cm" svg:x2="8.5cm" svg:y2="11.231cm">
            <text:p/>
          </draw:line>
          <draw:line draw:style-name="gr7" draw:text-style-name="P5" draw:layer="layout" svg:x1="8.6cm" svg:y1="5.931cm" svg:x2="9.6cm" svg:y2="5.931cm">
            <text:p/>
          </draw:line>
          <draw:line draw:style-name="gr7" draw:text-style-name="P5" draw:layer="layout" svg:x1="9.5cm" svg:y1="7.033cm" svg:x2="8.5cm" svg:y2="7.031cm">
            <text:p/>
          </draw:line>
          <draw:line draw:style-name="gr7" draw:text-style-name="P5" draw:layer="layout" svg:x1="8.6cm" svg:y1="1.731cm" svg:x2="9.6cm" svg:y2="1.731cm">
            <text:p/>
          </draw:line>
          <draw:custom-shape draw:style-name="gr8" draw:text-style-name="P1" draw:layer="layout" svg:width="0.6cm" svg:height="0.7cm" svg:x="0.5cm" svg:y="8.633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6cm" svg:height="0.7cm" svg:x="4.8cm" svg:y="8.633cm">
            <text:p text:style-name="P2">B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6cm" svg:height="0.7cm" svg:x="9.2cm" svg:y="8.633cm">
            <text:p text:style-name="P2">C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6cm" svg:height="0.7cm" svg:x="9.2cm" svg:y="4.533cm">
            <text:p text:style-name="P2">F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6cm" svg:height="0.7cm" svg:x="4.8cm" svg:y="4.533cm">
            <text:p text:style-name="P2">E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6cm" svg:height="0.7cm" svg:x="0.5cm" svg:y="4.533cm">
            <text:p text:style-name="P2">D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6cm" svg:height="0.7cm" svg:x="0.5cm" svg:y="0.533cm">
            <text:p text:style-name="P2">G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6cm" svg:height="0.7cm" svg:x="4.9cm" svg:y="0.533cm">
            <text:p text:style-name="P2">H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6cm" svg:height="0.7cm" svg:x="9.2cm" svg:y="0.533cm">
            <text:p text:style-name="P2">I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4.333cm" svg:height="4.067cm" svg:x="14.6cm" svg:y="0.3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334cm" svg:height="4.067cm" svg:x="18.933cm" svg:y="0.39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4.333cm" svg:height="4.067cm" svg:x="23.267cm" svg:y="0.39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333cm" svg:height="4.066cm" svg:x="14.6cm" svg:y="4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4.333cm" svg:height="4.067cm" svg:x="14.6cm" svg:y="8.53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4.334cm" svg:height="4.066cm" svg:x="18.933cm" svg:y="4.46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334cm" svg:height="4.067cm" svg:x="18.933cm" svg:y="8.53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333cm" svg:height="4.066cm" svg:x="23.267cm" svg:y="4.4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4.333cm" svg:height="4.067cm" svg:x="23.267cm" svg:y="8.53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967cm" svg:height="0.981cm" svg:x="26.4cm" svg:y="0.632cm">
              <text:p text:style-name="P2"><text:span text:style-name="T1">$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183cm" svg:height="1.141cm" svg:x="14.817cm" svg:y="11.332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7" draw:text-style-name="P5" draw:layer="layout" svg:x1="20cm" svg:y1="4.832cm" svg:x2="20cm" svg:y2="3.832cm">
              <text:p/>
            </draw:line>
            <draw:line draw:style-name="gr7" draw:text-style-name="P5" draw:layer="layout" svg:x1="20cm" svg:y1="8.832cm" svg:x2="20cm" svg:y2="7.932cm">
              <text:p/>
            </draw:line>
            <draw:line draw:style-name="gr7" draw:text-style-name="P5" draw:layer="layout" svg:x1="24.3cm" svg:y1="4.833cm" svg:x2="24.3cm" svg:y2="3.832cm">
              <text:p/>
            </draw:line>
            <draw:line draw:style-name="gr7" draw:text-style-name="P5" draw:layer="layout" svg:x1="24.4cm" svg:y1="8.832cm" svg:x2="24.4cm" svg:y2="7.932cm">
              <text:p/>
            </draw:line>
            <draw:line draw:style-name="gr7" draw:text-style-name="P5" draw:layer="layout" svg:x1="15.7cm" svg:y1="8.932cm" svg:x2="15.7cm" svg:y2="7.932cm">
              <text:p/>
            </draw:line>
            <draw:line draw:style-name="gr7" draw:text-style-name="P5" draw:layer="layout" svg:x1="15.7cm" svg:y1="4.833cm" svg:x2="15.7cm" svg:y2="3.832cm">
              <text:p/>
            </draw:line>
            <draw:line draw:style-name="gr7" draw:text-style-name="P5" draw:layer="layout" svg:x1="26.6cm" svg:y1="8.133cm" svg:x2="26.6cm" svg:y2="9.132cm">
              <text:p/>
            </draw:line>
            <draw:line draw:style-name="gr7" draw:text-style-name="P5" draw:layer="layout" svg:x1="22.2cm" svg:y1="8.133cm" svg:x2="22.2cm" svg:y2="9.132cm">
              <text:p/>
            </draw:line>
            <draw:line draw:style-name="gr7" draw:text-style-name="P5" draw:layer="layout" svg:x1="17.9cm" svg:y1="8.133cm" svg:x2="17.9cm" svg:y2="9.132cm">
              <text:p/>
            </draw:line>
            <draw:line draw:style-name="gr7" draw:text-style-name="P5" draw:layer="layout" svg:x1="17.9cm" svg:y1="4.133cm" svg:x2="17.9cm" svg:y2="5.132cm">
              <text:p/>
            </draw:line>
            <draw:line draw:style-name="gr7" draw:text-style-name="P5" draw:layer="layout" svg:x1="18.5cm" svg:y1="5.93cm" svg:x2="19.5cm" svg:y2="5.93cm">
              <text:p/>
            </draw:line>
            <draw:line draw:style-name="gr7" draw:text-style-name="P5" draw:layer="layout" svg:x1="19.4cm" svg:y1="7.032cm" svg:x2="18.4cm" svg:y2="7.03cm">
              <text:p/>
            </draw:line>
            <draw:line draw:style-name="gr7" draw:text-style-name="P5" draw:layer="layout" svg:x1="22.2cm" svg:y1="4.133cm" svg:x2="22.2cm" svg:y2="5.132cm">
              <text:p/>
            </draw:line>
            <draw:line draw:style-name="gr7" draw:text-style-name="P5" draw:layer="layout" svg:x1="18.5cm" svg:y1="1.73cm" svg:x2="19.5cm" svg:y2="1.73cm">
              <text:p/>
            </draw:line>
            <draw:line draw:style-name="gr7" draw:text-style-name="P5" draw:layer="layout" svg:x1="19.4cm" svg:y1="2.832cm" svg:x2="18.4cm" svg:y2="2.83cm">
              <text:p/>
            </draw:line>
            <draw:line draw:style-name="gr7" draw:text-style-name="P5" draw:layer="layout" svg:x1="18.5cm" svg:y1="10.13cm" svg:x2="19.5cm" svg:y2="10.13cm">
              <text:p/>
            </draw:line>
            <draw:line draw:style-name="gr7" draw:text-style-name="P5" draw:layer="layout" svg:x1="19.4cm" svg:y1="11.232cm" svg:x2="18.4cm" svg:y2="11.23cm">
              <text:p/>
            </draw:line>
            <draw:line draw:style-name="gr7" draw:text-style-name="P5" draw:layer="layout" svg:x1="22.8cm" svg:y1="10.13cm" svg:x2="23.8cm" svg:y2="10.13cm">
              <text:p/>
            </draw:line>
            <draw:line draw:style-name="gr7" draw:text-style-name="P5" draw:layer="layout" svg:x1="23.7cm" svg:y1="11.232cm" svg:x2="22.7cm" svg:y2="11.23cm">
              <text:p/>
            </draw:line>
            <draw:line draw:style-name="gr7" draw:text-style-name="P5" draw:layer="layout" svg:x1="22.8cm" svg:y1="5.93cm" svg:x2="23.8cm" svg:y2="5.93cm">
              <text:p/>
            </draw:line>
            <draw:line draw:style-name="gr7" draw:text-style-name="P5" draw:layer="layout" svg:x1="23.7cm" svg:y1="7.032cm" svg:x2="22.7cm" svg:y2="7.03cm">
              <text:p/>
            </draw:line>
            <draw:line draw:style-name="gr7" draw:text-style-name="P5" draw:layer="layout" svg:x1="22.8cm" svg:y1="1.73cm" svg:x2="23.8cm" svg:y2="1.73cm">
              <text:p/>
            </draw:line>
            <draw:custom-shape draw:style-name="gr8" draw:text-style-name="P1" draw:layer="layout" svg:width="0.6cm" svg:height="0.7cm" svg:x="14.7cm" svg:y="8.632cm">
              <text:p text:style-name="P2">A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6cm" svg:height="0.7cm" svg:x="19cm" svg:y="8.632cm">
              <text:p text:style-name="P2">B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6cm" svg:height="0.7cm" svg:x="23.4cm" svg:y="8.632cm">
              <text:p text:style-name="P2">C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6cm" svg:height="0.7cm" svg:x="23.4cm" svg:y="4.532cm">
              <text:p text:style-name="P2">F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6cm" svg:height="0.7cm" svg:x="19cm" svg:y="4.532cm">
              <text:p text:style-name="P2">E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6cm" svg:height="0.7cm" svg:x="14.7cm" svg:y="4.532cm">
              <text:p text:style-name="P2">D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6cm" svg:height="0.7cm" svg:x="14.7cm" svg:y="0.532cm">
              <text:p text:style-name="P2">G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6cm" svg:height="0.7cm" svg:x="19.1cm" svg:y="0.532cm">
              <text:p text:style-name="P2">H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6cm" svg:height="0.7cm" svg:x="23.4cm" svg:y="0.532cm">
              <text:p text:style-name="P2">I</text:p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7" draw:layer="layout" svg:width="1.2cm" svg:height="0.6cm" svg:x="22cm" svg:y="1cm">
            <text:p text:style-name="P6"><text:span text:style-name="T2">1</text:span><text:span text:style-name="T2">0</text:span><text:span text:style-name="T2">0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g>
            <draw:g>
              <draw:custom-shape draw:style-name="gr1" draw:text-style-name="P1" draw:layer="layout" svg:width="4.333cm" svg:height="4.067cm" svg:x="0.4cm" svg:y="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4.334cm" svg:height="4.067cm" svg:x="4.733cm" svg:y="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4.333cm" svg:height="4.067cm" svg:x="9.067cm" svg:y="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4.333cm" svg:height="4.066cm" svg:x="0.4cm" svg:y="4.467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4.333cm" svg:height="4.067cm" svg:x="0.4cm" svg:y="8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1" draw:layer="layout" svg:width="4.334cm" svg:height="4.066cm" svg:x="4.733cm" svg:y="4.46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4.334cm" svg:height="4.067cm" svg:x="4.733cm" svg:y="8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4.333cm" svg:height="4.066cm" svg:x="9.067cm" svg:y="4.467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4.333cm" svg:height="4.067cm" svg:x="9.067cm" svg:y="8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3" draw:layer="layout" svg:width="0.967cm" svg:height="0.981cm" svg:x="12.2cm" svg:y="0.633cm">
                <text:p text:style-name="P2"><text:span text:style-name="T1">$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4" draw:layer="layout" svg:width="1.183cm" svg:height="1.141cm" svg:x="0.617cm" svg:y="11.333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line draw:style-name="gr7" draw:text-style-name="P5" draw:layer="layout" svg:x1="5.8cm" svg:y1="4.833cm" svg:x2="5.8cm" svg:y2="3.833cm">
                <text:p/>
              </draw:line>
              <draw:line draw:style-name="gr7" draw:text-style-name="P5" draw:layer="layout" svg:x1="5.8cm" svg:y1="8.833cm" svg:x2="5.8cm" svg:y2="7.933cm">
                <text:p/>
              </draw:line>
              <draw:line draw:style-name="gr7" draw:text-style-name="P5" draw:layer="layout" svg:x1="10.1cm" svg:y1="4.834cm" svg:x2="10.1cm" svg:y2="3.833cm">
                <text:p/>
              </draw:line>
              <draw:line draw:style-name="gr7" draw:text-style-name="P5" draw:layer="layout" svg:x1="10.2cm" svg:y1="8.833cm" svg:x2="10.2cm" svg:y2="7.933cm">
                <text:p/>
              </draw:line>
              <draw:line draw:style-name="gr7" draw:text-style-name="P5" draw:layer="layout" svg:x1="1.5cm" svg:y1="8.933cm" svg:x2="1.5cm" svg:y2="7.933cm">
                <text:p/>
              </draw:line>
              <draw:line draw:style-name="gr7" draw:text-style-name="P5" draw:layer="layout" svg:x1="1.5cm" svg:y1="4.834cm" svg:x2="1.5cm" svg:y2="3.833cm">
                <text:p/>
              </draw:line>
              <draw:line draw:style-name="gr7" draw:text-style-name="P5" draw:layer="layout" svg:x1="12.4cm" svg:y1="8.134cm" svg:x2="12.4cm" svg:y2="9.133cm">
                <text:p/>
              </draw:line>
              <draw:line draw:style-name="gr7" draw:text-style-name="P5" draw:layer="layout" svg:x1="8cm" svg:y1="8.134cm" svg:x2="8cm" svg:y2="9.133cm">
                <text:p/>
              </draw:line>
              <draw:line draw:style-name="gr7" draw:text-style-name="P5" draw:layer="layout" svg:x1="3.7cm" svg:y1="8.134cm" svg:x2="3.7cm" svg:y2="9.133cm">
                <text:p/>
              </draw:line>
              <draw:line draw:style-name="gr7" draw:text-style-name="P5" draw:layer="layout" svg:x1="3.7cm" svg:y1="4.134cm" svg:x2="3.7cm" svg:y2="5.133cm">
                <text:p/>
              </draw:line>
              <draw:line draw:style-name="gr7" draw:text-style-name="P5" draw:layer="layout" svg:x1="4.3cm" svg:y1="5.931cm" svg:x2="5.3cm" svg:y2="5.931cm">
                <text:p/>
              </draw:line>
              <draw:line draw:style-name="gr7" draw:text-style-name="P5" draw:layer="layout" svg:x1="5.2cm" svg:y1="7.033cm" svg:x2="4.2cm" svg:y2="7.031cm">
                <text:p/>
              </draw:line>
              <draw:line draw:style-name="gr7" draw:text-style-name="P5" draw:layer="layout" svg:x1="8cm" svg:y1="4.134cm" svg:x2="8cm" svg:y2="5.133cm">
                <text:p/>
              </draw:line>
              <draw:line draw:style-name="gr7" draw:text-style-name="P5" draw:layer="layout" svg:x1="4.3cm" svg:y1="1.731cm" svg:x2="5.3cm" svg:y2="1.731cm">
                <text:p/>
              </draw:line>
              <draw:line draw:style-name="gr7" draw:text-style-name="P5" draw:layer="layout" svg:x1="5.2cm" svg:y1="2.833cm" svg:x2="4.2cm" svg:y2="2.831cm">
                <text:p/>
              </draw:line>
              <draw:line draw:style-name="gr7" draw:text-style-name="P5" draw:layer="layout" svg:x1="4.3cm" svg:y1="10.131cm" svg:x2="5.3cm" svg:y2="10.131cm">
                <text:p/>
              </draw:line>
              <draw:line draw:style-name="gr7" draw:text-style-name="P5" draw:layer="layout" svg:x1="5.2cm" svg:y1="11.233cm" svg:x2="4.2cm" svg:y2="11.231cm">
                <text:p/>
              </draw:line>
              <draw:line draw:style-name="gr7" draw:text-style-name="P5" draw:layer="layout" svg:x1="8.6cm" svg:y1="10.131cm" svg:x2="9.6cm" svg:y2="10.131cm">
                <text:p/>
              </draw:line>
              <draw:line draw:style-name="gr7" draw:text-style-name="P5" draw:layer="layout" svg:x1="9.5cm" svg:y1="11.233cm" svg:x2="8.5cm" svg:y2="11.231cm">
                <text:p/>
              </draw:line>
              <draw:line draw:style-name="gr7" draw:text-style-name="P5" draw:layer="layout" svg:x1="8.6cm" svg:y1="5.931cm" svg:x2="9.6cm" svg:y2="5.931cm">
                <text:p/>
              </draw:line>
              <draw:line draw:style-name="gr7" draw:text-style-name="P5" draw:layer="layout" svg:x1="9.5cm" svg:y1="7.033cm" svg:x2="8.5cm" svg:y2="7.031cm">
                <text:p/>
              </draw:line>
              <draw:line draw:style-name="gr7" draw:text-style-name="P5" draw:layer="layout" svg:x1="8.6cm" svg:y1="1.731cm" svg:x2="9.6cm" svg:y2="1.731cm">
                <text:p/>
              </draw:line>
              <draw:custom-shape draw:style-name="gr8" draw:text-style-name="P1" draw:layer="layout" svg:width="0.6cm" svg:height="0.7cm" svg:x="0.5cm" svg:y="8.633cm">
                <text:p text:style-name="P2">A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0.6cm" svg:height="0.7cm" svg:x="4.8cm" svg:y="8.633cm">
                <text:p text:style-name="P2">B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0.6cm" svg:height="0.7cm" svg:x="9.2cm" svg:y="8.633cm">
                <text:p text:style-name="P2">C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0.6cm" svg:height="0.7cm" svg:x="9.2cm" svg:y="4.533cm">
                <text:p text:style-name="P2">F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0.6cm" svg:height="0.7cm" svg:x="4.8cm" svg:y="4.533cm">
                <text:p text:style-name="P2">E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0.6cm" svg:height="0.7cm" svg:x="0.5cm" svg:y="4.533cm">
                <text:p text:style-name="P2">D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0.6cm" svg:height="0.7cm" svg:x="0.5cm" svg:y="0.533cm">
                <text:p text:style-name="P2">G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0.6cm" svg:height="0.7cm" svg:x="4.9cm" svg:y="0.533cm">
                <text:p text:style-name="P2">H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0.6cm" svg:height="0.7cm" svg:x="9.2cm" svg:y="0.533cm">
                <text:p text:style-name="P2">I</text:p>
                <draw:enhanced-geometry svg:viewBox="0 0 21600 21600" draw:type="rectangle" draw:enhanced-path="M 0 0 L 21600 0 21600 21600 0 21600 0 0 Z N"/>
              </draw:custom-shape>
            </draw:g>
            <draw:custom-shape draw:style-name="gr9" draw:text-style-name="P7" draw:layer="layout" svg:width="1.2cm" svg:height="0.6cm" svg:x="7.8cm" svg:y="1.001cm">
              <text:p text:style-name="P6"><text:span text:style-name="T2">100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0" draw:layer="layout" svg:width="1.2cm" svg:height="0.6cm" svg:x="3.4cm" svg:y="1.001cm">
              <text:p text:style-name="P9"><text:span text:style-name="T2">9</text:span><text:span text:style-name="T2">0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g>
                <draw:custom-shape draw:style-name="gr1" draw:text-style-name="P1" draw:layer="layout" svg:width="4.333cm" svg:height="4.067cm" svg:x="14.2cm" svg:y="0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4.334cm" svg:height="4.067cm" svg:x="18.533cm" svg:y="0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4.333cm" svg:height="4.067cm" svg:x="22.867cm" svg:y="0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" draw:text-style-name="P1" draw:layer="layout" svg:width="4.333cm" svg:height="4.066cm" svg:x="14.2cm" svg:y="4.46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4.333cm" svg:height="4.067cm" svg:x="14.2cm" svg:y="8.53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4" draw:text-style-name="P1" draw:layer="layout" svg:width="4.334cm" svg:height="4.066cm" svg:x="18.533cm" svg:y="4.46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4.334cm" svg:height="4.067cm" svg:x="18.533cm" svg:y="8.53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" draw:text-style-name="P1" draw:layer="layout" svg:width="4.333cm" svg:height="4.066cm" svg:x="22.867cm" svg:y="4.46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4.333cm" svg:height="4.067cm" svg:x="22.867cm" svg:y="8.53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3" draw:layer="layout" svg:width="0.967cm" svg:height="0.981cm" svg:x="26cm" svg:y="0.633cm">
                  <text:p text:style-name="P2"><text:span text:style-name="T1">$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4" draw:layer="layout" svg:width="1.183cm" svg:height="1.141cm" svg:x="14.417cm" svg:y="11.333cm">
                  <text:p/>
  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line draw:style-name="gr7" draw:text-style-name="P5" draw:layer="layout" svg:x1="19.6cm" svg:y1="4.833cm" svg:x2="19.6cm" svg:y2="3.833cm">
                  <text:p/>
                </draw:line>
                <draw:line draw:style-name="gr7" draw:text-style-name="P5" draw:layer="layout" svg:x1="19.6cm" svg:y1="8.833cm" svg:x2="19.6cm" svg:y2="7.933cm">
                  <text:p/>
                </draw:line>
                <draw:line draw:style-name="gr7" draw:text-style-name="P5" draw:layer="layout" svg:x1="23.9cm" svg:y1="4.834cm" svg:x2="23.9cm" svg:y2="3.833cm">
                  <text:p/>
                </draw:line>
                <draw:line draw:style-name="gr7" draw:text-style-name="P5" draw:layer="layout" svg:x1="24cm" svg:y1="8.833cm" svg:x2="24cm" svg:y2="7.933cm">
                  <text:p/>
                </draw:line>
                <draw:line draw:style-name="gr7" draw:text-style-name="P5" draw:layer="layout" svg:x1="15.3cm" svg:y1="8.933cm" svg:x2="15.3cm" svg:y2="7.933cm">
                  <text:p/>
                </draw:line>
                <draw:line draw:style-name="gr7" draw:text-style-name="P5" draw:layer="layout" svg:x1="15.3cm" svg:y1="4.834cm" svg:x2="15.3cm" svg:y2="3.833cm">
                  <text:p/>
                </draw:line>
                <draw:line draw:style-name="gr7" draw:text-style-name="P5" draw:layer="layout" svg:x1="26.2cm" svg:y1="8.134cm" svg:x2="26.2cm" svg:y2="9.133cm">
                  <text:p/>
                </draw:line>
                <draw:line draw:style-name="gr7" draw:text-style-name="P5" draw:layer="layout" svg:x1="21.8cm" svg:y1="8.134cm" svg:x2="21.8cm" svg:y2="9.133cm">
                  <text:p/>
                </draw:line>
                <draw:line draw:style-name="gr7" draw:text-style-name="P5" draw:layer="layout" svg:x1="17.5cm" svg:y1="8.134cm" svg:x2="17.5cm" svg:y2="9.133cm">
                  <text:p/>
                </draw:line>
                <draw:line draw:style-name="gr7" draw:text-style-name="P5" draw:layer="layout" svg:x1="17.5cm" svg:y1="4.134cm" svg:x2="17.5cm" svg:y2="5.133cm">
                  <text:p/>
                </draw:line>
                <draw:line draw:style-name="gr7" draw:text-style-name="P5" draw:layer="layout" svg:x1="18.1cm" svg:y1="5.931cm" svg:x2="19.1cm" svg:y2="5.931cm">
                  <text:p/>
                </draw:line>
                <draw:line draw:style-name="gr7" draw:text-style-name="P5" draw:layer="layout" svg:x1="19cm" svg:y1="7.033cm" svg:x2="18cm" svg:y2="7.031cm">
                  <text:p/>
                </draw:line>
                <draw:line draw:style-name="gr7" draw:text-style-name="P5" draw:layer="layout" svg:x1="21.8cm" svg:y1="4.134cm" svg:x2="21.8cm" svg:y2="5.133cm">
                  <text:p/>
                </draw:line>
                <draw:line draw:style-name="gr7" draw:text-style-name="P5" draw:layer="layout" svg:x1="18.1cm" svg:y1="1.731cm" svg:x2="19.1cm" svg:y2="1.731cm">
                  <text:p/>
                </draw:line>
                <draw:line draw:style-name="gr7" draw:text-style-name="P5" draw:layer="layout" svg:x1="19cm" svg:y1="2.833cm" svg:x2="18cm" svg:y2="2.831cm">
                  <text:p/>
                </draw:line>
                <draw:line draw:style-name="gr7" draw:text-style-name="P5" draw:layer="layout" svg:x1="18.1cm" svg:y1="10.131cm" svg:x2="19.1cm" svg:y2="10.131cm">
                  <text:p/>
                </draw:line>
                <draw:line draw:style-name="gr7" draw:text-style-name="P5" draw:layer="layout" svg:x1="19cm" svg:y1="11.233cm" svg:x2="18cm" svg:y2="11.231cm">
                  <text:p/>
                </draw:line>
                <draw:line draw:style-name="gr7" draw:text-style-name="P5" draw:layer="layout" svg:x1="22.4cm" svg:y1="10.131cm" svg:x2="23.4cm" svg:y2="10.131cm">
                  <text:p/>
                </draw:line>
                <draw:line draw:style-name="gr7" draw:text-style-name="P5" draw:layer="layout" svg:x1="23.3cm" svg:y1="11.233cm" svg:x2="22.3cm" svg:y2="11.231cm">
                  <text:p/>
                </draw:line>
                <draw:line draw:style-name="gr7" draw:text-style-name="P5" draw:layer="layout" svg:x1="22.4cm" svg:y1="5.931cm" svg:x2="23.4cm" svg:y2="5.931cm">
                  <text:p/>
                </draw:line>
                <draw:line draw:style-name="gr7" draw:text-style-name="P5" draw:layer="layout" svg:x1="23.3cm" svg:y1="7.033cm" svg:x2="22.3cm" svg:y2="7.031cm">
                  <text:p/>
                </draw:line>
                <draw:line draw:style-name="gr7" draw:text-style-name="P5" draw:layer="layout" svg:x1="22.4cm" svg:y1="1.731cm" svg:x2="23.4cm" svg:y2="1.731cm">
                  <text:p/>
                </draw:line>
                <draw:custom-shape draw:style-name="gr8" draw:text-style-name="P1" draw:layer="layout" svg:width="0.6cm" svg:height="0.7cm" svg:x="14.3cm" svg:y="8.633cm">
                  <text:p text:style-name="P2">A</text:p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1" draw:layer="layout" svg:width="0.6cm" svg:height="0.7cm" svg:x="18.6cm" svg:y="8.633cm">
                  <text:p text:style-name="P2">B</text:p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1" draw:layer="layout" svg:width="0.6cm" svg:height="0.7cm" svg:x="23cm" svg:y="8.633cm">
                  <text:p text:style-name="P2">C</text:p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1" draw:layer="layout" svg:width="0.6cm" svg:height="0.7cm" svg:x="23cm" svg:y="4.533cm">
                  <text:p text:style-name="P2">F</text:p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1" draw:layer="layout" svg:width="0.6cm" svg:height="0.7cm" svg:x="18.6cm" svg:y="4.533cm">
                  <text:p text:style-name="P2">E</text:p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1" draw:layer="layout" svg:width="0.6cm" svg:height="0.7cm" svg:x="14.3cm" svg:y="4.533cm">
                  <text:p text:style-name="P2">D</text:p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1" draw:layer="layout" svg:width="0.6cm" svg:height="0.7cm" svg:x="14.3cm" svg:y="0.533cm">
                  <text:p text:style-name="P2">G</text:p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1" draw:layer="layout" svg:width="0.6cm" svg:height="0.7cm" svg:x="18.7cm" svg:y="0.533cm">
                  <text:p text:style-name="P2">H</text:p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1" draw:layer="layout" svg:width="0.6cm" svg:height="0.7cm" svg:x="23cm" svg:y="0.533cm">
                  <text:p text:style-name="P2">I</text:p>
                  <draw:enhanced-geometry svg:viewBox="0 0 21600 21600" draw:type="rectangle" draw:enhanced-path="M 0 0 L 21600 0 21600 21600 0 21600 0 0 Z N"/>
                </draw:custom-shape>
              </draw:g>
              <draw:custom-shape draw:style-name="gr9" draw:text-style-name="P7" draw:layer="layout" svg:width="1.2cm" svg:height="0.6cm" svg:x="21.6cm" svg:y="1.001cm">
                <text:p text:style-name="P6"><text:span text:style-name="T2">1</text:span><text:span text:style-name="T2">0</text:span><text:span text:style-name="T2">0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0" draw:layer="layout" svg:width="1.2cm" svg:height="0.6cm" svg:x="17.2cm" svg:y="1.001cm">
                <text:p text:style-name="P9"><text:span text:style-name="T2">9</text:span><text:span text:style-name="T2">0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24.1cm" svg:y="8.601cm">
                <text:p text:style-name="P11"><text:span text:style-name="T2">9</text:span><text:span text:style-name="T2">0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24cm" svg:y="4.601cm">
                <text:p text:style-name="P11"><text:span text:style-name="T2">1</text:span><text:span text:style-name="T2">0</text:span><text:span text:style-name="T2">0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0" draw:layer="layout" svg:width="1.2cm" svg:height="0.6cm" svg:x="21.6cm" svg:y="9.401cm">
                <text:p text:style-name="P9"><text:span text:style-name="T2">8</text:span><text:span text:style-name="T2">1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15.4cm" svg:y="4.601cm">
                <text:p text:style-name="P11"><text:span text:style-name="T2">81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19.7cm" svg:y="8.601cm">
                <text:p text:style-name="P11"><text:span text:style-name="T2">81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19.7cm" svg:y="4.601cm">
                <text:p text:style-name="P11"><text:span text:style-name="T2">90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0" draw:layer="layout" svg:width="1.2cm" svg:height="0.6cm" svg:x="20.5cm" svg:y="7.801cm">
                <text:p text:style-name="P9"><text:span text:style-name="T2">72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23cm" svg:y="7.101cm">
                <text:p text:style-name="P11"><text:span text:style-name="T2">81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1" draw:text-style-name="P10" draw:layer="layout" svg:width="0.8cm" svg:height="0.6cm" svg:x="20.9cm" svg:y="3.701cm">
              <text:p text:style-name="P9"><text:span text:style-name="T2">81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g>
            <draw:g>
              <draw:g>
                <draw:custom-shape draw:style-name="gr1" draw:text-style-name="P1" draw:layer="layout" svg:width="4.333cm" svg:height="4.067cm" svg:x="0.4cm" svg:y="0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4.334cm" svg:height="4.067cm" svg:x="4.733cm" svg:y="0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4.333cm" svg:height="4.067cm" svg:x="9.067cm" svg:y="0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" draw:text-style-name="P1" draw:layer="layout" svg:width="4.333cm" svg:height="4.066cm" svg:x="0.4cm" svg:y="4.46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4.333cm" svg:height="4.067cm" svg:x="0.4cm" svg:y="8.53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4" draw:text-style-name="P1" draw:layer="layout" svg:width="4.334cm" svg:height="4.066cm" svg:x="4.733cm" svg:y="4.46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4.334cm" svg:height="4.067cm" svg:x="4.733cm" svg:y="8.53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" draw:text-style-name="P1" draw:layer="layout" svg:width="4.333cm" svg:height="4.066cm" svg:x="9.067cm" svg:y="4.46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1" draw:layer="layout" svg:width="4.333cm" svg:height="4.067cm" svg:x="9.067cm" svg:y="8.53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3" draw:layer="layout" svg:width="0.967cm" svg:height="0.981cm" svg:x="12.2cm" svg:y="0.633cm">
                  <text:p text:style-name="P2"><text:span text:style-name="T1">$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4" draw:layer="layout" svg:width="1.183cm" svg:height="1.141cm" svg:x="0.617cm" svg:y="11.333cm">
                  <text:p/>
  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line draw:style-name="gr7" draw:text-style-name="P5" draw:layer="layout" svg:x1="5.8cm" svg:y1="4.833cm" svg:x2="5.8cm" svg:y2="3.833cm">
                  <text:p/>
                </draw:line>
                <draw:line draw:style-name="gr7" draw:text-style-name="P5" draw:layer="layout" svg:x1="5.8cm" svg:y1="8.833cm" svg:x2="5.8cm" svg:y2="7.933cm">
                  <text:p/>
                </draw:line>
                <draw:line draw:style-name="gr7" draw:text-style-name="P5" draw:layer="layout" svg:x1="10.1cm" svg:y1="4.834cm" svg:x2="10.1cm" svg:y2="3.833cm">
                  <text:p/>
                </draw:line>
                <draw:line draw:style-name="gr7" draw:text-style-name="P5" draw:layer="layout" svg:x1="10.2cm" svg:y1="8.833cm" svg:x2="10.2cm" svg:y2="7.933cm">
                  <text:p/>
                </draw:line>
                <draw:line draw:style-name="gr7" draw:text-style-name="P5" draw:layer="layout" svg:x1="1.5cm" svg:y1="8.933cm" svg:x2="1.5cm" svg:y2="7.933cm">
                  <text:p/>
                </draw:line>
                <draw:line draw:style-name="gr7" draw:text-style-name="P5" draw:layer="layout" svg:x1="1.5cm" svg:y1="4.834cm" svg:x2="1.5cm" svg:y2="3.833cm">
                  <text:p/>
                </draw:line>
                <draw:line draw:style-name="gr7" draw:text-style-name="P5" draw:layer="layout" svg:x1="12.4cm" svg:y1="8.134cm" svg:x2="12.4cm" svg:y2="9.133cm">
                  <text:p/>
                </draw:line>
                <draw:line draw:style-name="gr7" draw:text-style-name="P5" draw:layer="layout" svg:x1="8cm" svg:y1="8.134cm" svg:x2="8cm" svg:y2="9.133cm">
                  <text:p/>
                </draw:line>
                <draw:line draw:style-name="gr7" draw:text-style-name="P5" draw:layer="layout" svg:x1="3.7cm" svg:y1="8.134cm" svg:x2="3.7cm" svg:y2="9.133cm">
                  <text:p/>
                </draw:line>
                <draw:line draw:style-name="gr7" draw:text-style-name="P5" draw:layer="layout" svg:x1="3.7cm" svg:y1="4.134cm" svg:x2="3.7cm" svg:y2="5.133cm">
                  <text:p/>
                </draw:line>
                <draw:line draw:style-name="gr7" draw:text-style-name="P5" draw:layer="layout" svg:x1="4.3cm" svg:y1="5.931cm" svg:x2="5.3cm" svg:y2="5.931cm">
                  <text:p/>
                </draw:line>
                <draw:line draw:style-name="gr7" draw:text-style-name="P5" draw:layer="layout" svg:x1="5.2cm" svg:y1="7.033cm" svg:x2="4.2cm" svg:y2="7.031cm">
                  <text:p/>
                </draw:line>
                <draw:line draw:style-name="gr7" draw:text-style-name="P5" draw:layer="layout" svg:x1="8cm" svg:y1="4.134cm" svg:x2="8cm" svg:y2="5.133cm">
                  <text:p/>
                </draw:line>
                <draw:line draw:style-name="gr7" draw:text-style-name="P5" draw:layer="layout" svg:x1="4.3cm" svg:y1="1.731cm" svg:x2="5.3cm" svg:y2="1.731cm">
                  <text:p/>
                </draw:line>
                <draw:line draw:style-name="gr7" draw:text-style-name="P5" draw:layer="layout" svg:x1="5.2cm" svg:y1="2.833cm" svg:x2="4.2cm" svg:y2="2.831cm">
                  <text:p/>
                </draw:line>
                <draw:line draw:style-name="gr7" draw:text-style-name="P5" draw:layer="layout" svg:x1="4.3cm" svg:y1="10.131cm" svg:x2="5.3cm" svg:y2="10.131cm">
                  <text:p/>
                </draw:line>
                <draw:line draw:style-name="gr7" draw:text-style-name="P5" draw:layer="layout" svg:x1="5.2cm" svg:y1="11.233cm" svg:x2="4.2cm" svg:y2="11.231cm">
                  <text:p/>
                </draw:line>
                <draw:line draw:style-name="gr7" draw:text-style-name="P5" draw:layer="layout" svg:x1="8.6cm" svg:y1="10.131cm" svg:x2="9.6cm" svg:y2="10.131cm">
                  <text:p/>
                </draw:line>
                <draw:line draw:style-name="gr7" draw:text-style-name="P5" draw:layer="layout" svg:x1="9.5cm" svg:y1="11.233cm" svg:x2="8.5cm" svg:y2="11.231cm">
                  <text:p/>
                </draw:line>
                <draw:line draw:style-name="gr7" draw:text-style-name="P5" draw:layer="layout" svg:x1="8.6cm" svg:y1="5.931cm" svg:x2="9.6cm" svg:y2="5.931cm">
                  <text:p/>
                </draw:line>
                <draw:line draw:style-name="gr7" draw:text-style-name="P5" draw:layer="layout" svg:x1="9.5cm" svg:y1="7.033cm" svg:x2="8.5cm" svg:y2="7.031cm">
                  <text:p/>
                </draw:line>
                <draw:line draw:style-name="gr7" draw:text-style-name="P5" draw:layer="layout" svg:x1="8.6cm" svg:y1="1.731cm" svg:x2="9.6cm" svg:y2="1.731cm">
                  <text:p/>
                </draw:line>
                <draw:custom-shape draw:style-name="gr8" draw:text-style-name="P1" draw:layer="layout" svg:width="0.6cm" svg:height="0.7cm" svg:x="0.5cm" svg:y="8.633cm">
                  <text:p text:style-name="P2">A</text:p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1" draw:layer="layout" svg:width="0.6cm" svg:height="0.7cm" svg:x="4.8cm" svg:y="8.633cm">
                  <text:p text:style-name="P2">B</text:p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1" draw:layer="layout" svg:width="0.6cm" svg:height="0.7cm" svg:x="9.2cm" svg:y="8.633cm">
                  <text:p text:style-name="P2">C</text:p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1" draw:layer="layout" svg:width="0.6cm" svg:height="0.7cm" svg:x="9.2cm" svg:y="4.533cm">
                  <text:p text:style-name="P2">F</text:p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1" draw:layer="layout" svg:width="0.6cm" svg:height="0.7cm" svg:x="4.8cm" svg:y="4.533cm">
                  <text:p text:style-name="P2">E</text:p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1" draw:layer="layout" svg:width="0.6cm" svg:height="0.7cm" svg:x="0.5cm" svg:y="4.533cm">
                  <text:p text:style-name="P2">D</text:p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1" draw:layer="layout" svg:width="0.6cm" svg:height="0.7cm" svg:x="0.5cm" svg:y="0.533cm">
                  <text:p text:style-name="P2">G</text:p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1" draw:layer="layout" svg:width="0.6cm" svg:height="0.7cm" svg:x="4.9cm" svg:y="0.533cm">
                  <text:p text:style-name="P2">H</text:p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1" draw:layer="layout" svg:width="0.6cm" svg:height="0.7cm" svg:x="9.2cm" svg:y="0.533cm">
                  <text:p text:style-name="P2">I</text:p>
                  <draw:enhanced-geometry svg:viewBox="0 0 21600 21600" draw:type="rectangle" draw:enhanced-path="M 0 0 L 21600 0 21600 21600 0 21600 0 0 Z N"/>
                </draw:custom-shape>
              </draw:g>
              <draw:custom-shape draw:style-name="gr9" draw:text-style-name="P7" draw:layer="layout" svg:width="1.2cm" svg:height="0.6cm" svg:x="7.8cm" svg:y="1.001cm">
                <text:p text:style-name="P6"><text:span text:style-name="T2">1</text:span><text:span text:style-name="T2">0</text:span><text:span text:style-name="T2">0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0" draw:layer="layout" svg:width="1.2cm" svg:height="0.6cm" svg:x="3.4cm" svg:y="1.001cm">
                <text:p text:style-name="P9"><text:span text:style-name="T2">9</text:span><text:span text:style-name="T2">0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10.3cm" svg:y="8.601cm">
                <text:p text:style-name="P11"><text:span text:style-name="T2">9</text:span><text:span text:style-name="T2">0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10.2cm" svg:y="4.601cm">
                <text:p text:style-name="P11"><text:span text:style-name="T2">1</text:span><text:span text:style-name="T2">0</text:span><text:span text:style-name="T2">0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0" draw:layer="layout" svg:width="1.2cm" svg:height="0.6cm" svg:x="7.8cm" svg:y="9.401cm">
                <text:p text:style-name="P9"><text:span text:style-name="T2">8</text:span><text:span text:style-name="T2">1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1.6cm" svg:y="4.601cm">
                <text:p text:style-name="P11"><text:span text:style-name="T2">8</text:span><text:span text:style-name="T2">1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5.9cm" svg:y="8.601cm">
                <text:p text:style-name="P11"><text:span text:style-name="T2">8</text:span><text:span text:style-name="T2">1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5.9cm" svg:y="4.601cm">
                <text:p text:style-name="P11"><text:span text:style-name="T2">9</text:span><text:span text:style-name="T2">0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0" draw:layer="layout" svg:width="1.2cm" svg:height="0.6cm" svg:x="6.7cm" svg:y="7.801cm">
                <text:p text:style-name="P9"><text:span text:style-name="T2">7</text:span><text:span text:style-name="T2">2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9.2cm" svg:y="7.101cm">
                <text:p text:style-name="P11"><text:span text:style-name="T2">8</text:span><text:span text:style-name="T2">1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0" draw:layer="layout" svg:width="0.9cm" svg:height="0.6cm" svg:x="11.4cm" svg:y="7.901cm">
                <text:p text:style-name="P9"><text:span text:style-name="T2">8</text:span><text:span text:style-name="T2">1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2" draw:layer="layout" svg:width="0.8cm" svg:height="0.6cm" svg:x="8.2cm" svg:y="5.301cm">
                <text:p text:style-name="P11"><text:span text:style-name="T2">9</text:span><text:span text:style-name="T2">0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4.8cm" svg:y="2.901cm">
                <text:p text:style-name="P11"><text:span text:style-name="T2">8</text:span><text:span text:style-name="T2">1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9.2cm" svg:y="11.301cm">
                <text:p text:style-name="P11"><text:span text:style-name="T2">7</text:span><text:span text:style-name="T2">2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4.8cm" svg:y="7.101cm">
                <text:p text:style-name="P11"><text:span text:style-name="T2">7</text:span><text:span text:style-name="T2">2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1.6cm" svg:y="8.601cm">
                <text:p text:style-name="P11"><text:span text:style-name="T2">7</text:span><text:span text:style-name="T2">2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0" draw:layer="layout" svg:width="1.2cm" svg:height="0.6cm" svg:x="3.4cm" svg:y="9.401cm">
                <text:p text:style-name="P9"><text:span text:style-name="T2">7</text:span><text:span text:style-name="T2">2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0" draw:layer="layout" svg:width="1.2cm" svg:height="0.6cm" svg:x="2.4cm" svg:y="7.801cm">
                <text:p text:style-name="P9"><text:span text:style-name="T2">6</text:span><text:span text:style-name="T2">3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layout" svg:width="1.2cm" svg:height="0.6cm" svg:x="4.8cm" svg:y="11.401cm">
                <text:p text:style-name="P11"><text:span text:style-name="T2">6</text:span><text:span text:style-name="T2">3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0" draw:layer="layout" svg:width="1.2cm" svg:height="0.6cm" svg:x="3.4cm" svg:y="5.201cm">
                <text:p text:style-name="P9"><text:span text:style-name="T2">8</text:span><text:span text:style-name="T2">1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0" draw:layer="layout" svg:width="1.2cm" svg:height="0.6cm" svg:x="2.4cm" svg:y="3.801cm">
                <text:p text:style-name="P9"><text:span text:style-name="T2">7</text:span><text:span text:style-name="T2">2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1" draw:text-style-name="P10" draw:layer="layout" svg:width="0.8cm" svg:height="0.6cm" svg:x="7.1cm" svg:y="3.701cm">
              <text:p text:style-name="P9"><text:span text:style-name="T2">8</text:span><text:span text:style-name="T2">1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13:29:36.307970551</meta:creation-date>
    <dc:date>2017-09-19T16:35:08.127955090</dc:date>
    <meta:editing-duration>PT1H52M45S</meta:editing-duration>
    <meta:editing-cycles>3</meta:editing-cycles>
    <meta:generator>LibreOffice/5.1.4.2$Linux_X86_64 LibreOffice_project/10m0$Build-2</meta:generator>
    <meta:document-statistic meta:object-count="286"/>
  </office:meta>
</office:document-meta>
</file>